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6b53" officeooo:paragraph-rsid="00106b53"/>
    </style:style>
    <style:style style:name="T1" style:family="text">
      <style:text-properties officeooo:rsid="00124045"/>
    </style:style>
    <style:style style:name="T2" style:family="text">
      <style:text-properties officeooo:rsid="001a0c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The purpose of this project is to make a system that that learns how to drive in traffic on local roads with lane markings and on highways. The system is designed to automatically learn internal representations of necessary processing steps such as detecting useful road features with only human steering angle as the training signal. <text:span text:style-name="T2">This project introduces a new concept of Convolutional Neural Network (CNN), which is a class of deep neural network, most commonly applied to analyzing visual imagery.</text:span> <text:span text:style-name="T1">A Convolutional Neural Network was used to map raw pixels from a single front-facing camera directly to steering commands. Several image compaction/augmentation methods were used to reduce the size of the images and improve the overall performance and accuracy of the system. Compared to explicit decomposition of the problem, such as lane marking, path planning, and control, our system optimizes all processing steps simultaneously. CNNs have been observed to perform well for feature extraction and classification. CNNs are particularly powerful in image recognition tasks because the convolutional operation captures the 2D nature of images. Also, the adoption of CNNs have improved over the last twenty-years, due to the graphics processing units (GPUs) which tremendously accelerate learning and inference. There are two main steps involved in learning process of a CNN :- Training and Testing. A dataset is generated by capturing the images of the environment, and then split into two components. One component is assigned to the training process. In training process, the parameters in the neural networks are initialized. The other component of the dataset is used for the testing/validating the <text:s/>learned parameters. The validating phase gives a representation of accuracy of the system. Once the desired accuracy is reached the system is ready for real world applications.A dataset with 3000-4000 images was found to be sufficient for learning process. Different models in CNN can be used to improve the robustness and improve the visualization of the internal processing steps in the ne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21:18:29.295403105</meta:creation-date>
    <dc:date>2018-12-13T22:12:36.191283828</dc:date>
    <meta:editing-duration>PT33M37S</meta:editing-duration>
    <meta:editing-cycles>15</meta:editing-cycles>
    <meta:generator>LibreOffice/6.0.7.3$Linux_X86_64 LibreOffice_project/00m0$Build-3</meta:generator>
    <meta:document-statistic meta:table-count="0" meta:image-count="0" meta:object-count="0" meta:page-count="1" meta:paragraph-count="2" meta:word-count="326" meta:character-count="2115" meta:non-whitespace-character-count="1790"/>
  </office:meta>
</office:document-meta>
</file>